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style:tab-stops>
          <style:tab-stop style:position="0.2in"/>
        </style:tab-stops>
      </style:paragraph-properties>
      <style:text-properties fo:font-size="12pt" fo:font-weight="bold" style:font-size-asian="12pt" style:font-weight-asian="bold" style:font-size-complex="12pt" style:font-weight-complex="bold"/>
    </style:style>
    <style:style style:name="P2" style:family="paragraph" style:parent-style-name="Preformatted_20_Text">
      <style:paragraph-properties>
        <style:tab-stops>
          <style:tab-stop style:position="0.2in"/>
        </style:tab-stops>
      </style:paragraph-properties>
    </style:style>
    <style:style style:name="P3" style:family="paragraph" style:parent-style-name="Preformatted_20_Text">
      <style:paragraph-properties>
        <style:tab-stops>
          <style:tab-stop style:position="0.2in"/>
        </style:tab-stops>
      </style:paragraph-properties>
      <style:text-properties fo:font-size="10pt" fo:font-weight="normal" style:font-size-asian="10pt" style:font-weight-asian="normal" style:font-size-complex="10pt" style:font-weight-complex="normal"/>
    </style:style>
    <style:style style:name="P4" style:family="paragraph" style:parent-style-name="Preformatted_20_Text">
      <style:paragraph-properties fo:margin-left="0.4925in" fo:margin-right="0in" fo:text-indent="0in" style:auto-text-indent="false">
        <style:tab-stops>
          <style:tab-stop style:position="0.2in"/>
        </style:tab-stops>
      </style:paragraph-properties>
    </style:style>
    <style:style style:name="P5" style:family="paragraph" style:parent-style-name="Preformatted_20_Text">
      <style:paragraph-properties fo:margin-left="0.4925in" fo:margin-right="0in" fo:text-indent="0in" style:auto-text-indent="false">
        <style:tab-stops>
          <style:tab-stop style:position="0.2in"/>
        </style:tab-stops>
      </style:paragraph-properties>
      <style:text-properties fo:font-size="10pt" fo:font-weight="normal" style:font-size-asian="10pt" style:font-weight-asian="normal" style:font-size-complex="10pt" style:font-weight-complex="normal"/>
    </style:style>
    <style:style style:name="P6" style:family="paragraph" style:parent-style-name="Preformatted_20_Text">
      <style:paragraph-properties fo:margin-left="0in" fo:margin-right="0in" fo:text-indent="0in" style:auto-text-indent="false">
        <style:tab-stops>
          <style:tab-stop style:position="0.2in"/>
        </style:tab-stops>
      </style:paragraph-properties>
      <style:text-properties fo:font-size="10pt" fo:font-weight="normal" style:font-size-asian="10pt" style:font-weight-asian="normal" style:font-size-complex="10pt" style:font-weight-complex="normal"/>
    </style:style>
    <style:style style:name="P7" style:family="paragraph" style:parent-style-name="Preformatted_20_Text">
      <style:paragraph-properties fo:margin-left="0in" fo:margin-right="0in" fo:text-indent="0in" style:auto-text-indent="false">
        <style:tab-stops>
          <style:tab-stop style:position="0.2in"/>
        </style:tab-stops>
      </style:paragraph-properties>
      <style:text-properties fo:font-size="10pt" fo:font-weight="bold" style:font-size-asian="10pt" style:font-weight-asian="bold" style:font-size-complex="10pt" style:font-weight-complex="bold"/>
    </style:style>
    <style:style style:name="P8" style:family="paragraph" style:parent-style-name="Preformatted_20_Text" style:master-page-name="">
      <style:paragraph-properties fo:margin-left="0in" fo:margin-right="0in" fo:margin-top="0in" fo:margin-bottom="0in" fo:text-indent="0.0201in" style:auto-text-indent="false" style:page-number="auto">
        <style:tab-stops>
          <style:tab-stop style:position="0.2in"/>
        </style:tab-stops>
      </style:paragraph-properties>
      <style:text-properties fo:font-size="12pt" fo:font-weight="bold" style:font-size-asian="12pt" style:font-weight-asian="bold" style:font-size-complex="12pt" style:font-weight-complex="bold"/>
    </style:style>
    <style:style style:name="P9" style:family="paragraph" style:parent-style-name="Preformatted_20_Text">
      <style:paragraph-properties fo:margin-left="0.9846in" fo:margin-right="0in" fo:text-indent="0in" style:auto-text-indent="false">
        <style:tab-stops>
          <style:tab-stop style:position="0.2in"/>
        </style:tab-stops>
      </style:paragraph-properties>
      <style:text-properties fo:font-size="10pt" fo:font-weight="normal" style:font-size-asian="10pt" style:font-weight-asian="normal" style:font-size-complex="10pt" style:font-weight-complex="normal"/>
    </style:style>
    <style:style style:name="P10" style:family="paragraph" style:parent-style-name="Preformatted_20_Text">
      <style:paragraph-properties>
        <style:tab-stops>
          <style:tab-stop style:position="0.2in"/>
        </style:tab-stops>
      </style:paragraph-properties>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otes</text:p>
      <text:p text:style-name="P2"/>
      <text:p text:style-name="P1">Documentation</text:p>
      <text:p text:style-name="P1"/>
      <text:p text:style-name="P1">Vertex Data</text:p>
      <text:p text:style-name="P1"/>
      <text:p text:style-name="P3">Chroma.io operates on a vertex-based engine. Obviously for rendering, rasterization and optimization purposes, the vertices at times must be rasterized, typically to texture data. Vertex Data in the program takes one of two common forms, simple linear representation, and complex mesh representation. Many Input Methods produce linear outputs that can be zipped through sequentially while still producing various shapes by using connection-flags. A connection-flag is a piece of meta-data for a vertex that tells the rasterizer how to handle connecting verts within a container.</text:p>
      <text:p text:style-name="P3"/>
      <text:p text:style-name="P3">Within linear representation (vector container), the connection-flag can have the possible values of FLAG_POINT, FLAG_START, FLAG_LAST, FLAG_END, FLAG_ENDCON, FLAG_CONSTART. </text:p>
      <text:p text:style-name="P5"><text:span text:style-name="T1">FLAG_POINT</text:span> denotes that a vertex has no connection, it will interrupt the line if encountered in the middle of a continuous edge.</text:p>
      <text:p text:style-name="P5"><text:span text:style-name="T1">FLAG_START</text:span> designates a vertex as a start-point for a shape or line. Rasterizers will keep a reference to the last-seen start-flagged vertex.</text:p>
      <text:p text:style-name="P5"><text:span text:style-name="T1">FLAG_LAST</text:span> tells the rasterizer to connect the vertex to the previous vertex in the linear representation.</text:p>
      <text:p text:style-name="P5"><text:span text:style-name="T1">FLAG_END</text:span> marks the end of a shape or line, and the vertex is connected to the previous vertex. The rasterizer keeps a reference to the last-seen end-tagged vertex.</text:p>
      <text:p text:style-name="P5"><text:span text:style-name="T1">FLAG_ENDCON</text:span> is a special end-flag used to connect the vertex to both the previous, and the last-seen start-flagged vertex</text:p>
      <text:p text:style-name="P5"><text:span text:style-name="T1">FLAG_CONSTART</text:span> is another special flag used to begin a new shape or line, but also connect it to the last-seen end-tagged vertex.</text:p>
      <text:p text:style-name="P6">In linear representation, vertices cannot cross-connect unless at the start or end of a shape. Connecting corners 2 and 4 of a quad would not be possible without instead creating two linear triangle representations in the correct vertex order. Connecting the corner of <text:s/>one arbitrary triangle to an arbitrary vertex of another shape would also not be possible.</text:p>
      <text:p text:style-name="P6"/>
      <text:p text:style-name="P6">In mesh representation (map container), the vertex data is treated as unordered, using the vertex ID to uniquely identify vertices as the map-key. Now, the connections of vertices are determined by a list of ID's stored with each Vertex. Traversing the mesh representation is done using an item-iterator over the map, and at each ID-Vertex pair, connecting that Vertex to each other ID it is connected to. Invalid ID's are cleaned up and the connection skipped. The connection-flag meta-data is ignored in mesh representation, but is typically still created and stored when the mesh data is first generated, or when a linear representation is converted to a mesh.</text:p>
      <text:p text:style-name="P6"/>
      <text:p text:style-name="P6">Vertex data representation has the goal of avoiding duplicate/stacked vertex locations, while allowing the container used to be the most effective and efficient means for that kind of data. Vertex data can be transformed between linear and mesh representations but may not always produce desirable results when converting from mesh to linear. Certain vertex-manipulation tools will always convert linear containers to mesh containers. For instance, the Path Tool, has two different modes, Pen and Mesh. In Pen mode, the Path Tool will never cross-connect across a shape or between two shapes, and will only insert new vertices along the path or create a new path. In Mesh mode, the path Tool will convert the object to a mesh first if necessary, and can now insert edges that connect sides of a polygon, or connect two different polygons. Yet to be determined is how exactly face-<text:soft-page-break/>representation will be accomplished within the Mesh structure, but Face-Vertex would be a good place to start.</text:p>
      <text:p text:style-name="P1"/>
      <text:p text:style-name="P1">Input Control Schemes</text:p>
      <text:p text:style-name="P1"/>
      <text:p text:style-name="P3">An Input Control Scheme is a collection of settings that exist independently of a given Tool's Input/Output Method. Input Control Schemes control the stages of input collection and what types of modifier/hot-key input-modes are available to use and at what stages they engage. This sub-category of settings can generally be paired with with most Input Methods, however some limitations may exist, and initial versions of the program may not have support enabled for every scheme on every input mode. The main purpose of these settings is for the few cases where having multi-click style input also available would be useful to the user, as in the case of the shape-tool or poly-line-shape tool.</text:p>
      <text:p text:style-name="P3"/>
      <text:p text:style-name="P3">The underlying reason for creating the Input Control Scheme as a separate setting category is to enable re-use of Settings Classes when it makes sense to, and distinguish a category of Settings that do not require matching interest masks, because the Output Method has no use for Input-oriented settings. At the time this idea was created, the Polygon and ShapeField-Points input modes both used the 'Polygon' settings to gather their input control settings from, however this didn't make much sense semantically because those settings would be common for any input with a drag-box style control scheme. </text:p>
      <text:p text:style-name="P3"/>
      <text:p text:style-name="P3">Expanding conceptually on the idea of multi-click/stage input reveals the potential for introducing perspective-transform for tools during input. While each Input-Method is able to define how it uses the input control scheme, and something like a curve/pen tool would use One/Two/Three-Point differently, the case of In_Polygon is interesting for perspective drawing tools. The Polygon tool can treat each of the Drag/1/2/3-Point modes as a 'perspective' mode. In 'Drag' mode, zero vanishing points exist, and the orientation only exists along one axis. Depth/Size of the shape is determined by extrude-mode. In 'One-Point' mode, one plane exists, and the various modes determine the orthographic scale and rotation relative of the 'camera' against that plane, and the axis of the X/Y directions are locked perpendicularly. In 'Two-Point' mode, one vanishing point exists for one plane. The first input segment gives the camera-rotation against the plane and one-side-length of the plane, while the second input segment gives the tilt of the plane away/towards the camera and the second-side-length of the plane. Camera rotation is modifiable during each stage, but the first input segment locks in the first length of the plane. In 'Three-Point' mode, two vanishing points exist for one plane. The first two stages are the same as 'Two-Point' mode, but the third input segment now gives both the yaw and roll of the plane, depending on the mode-key being used.</text:p>
      <text:p text:style-name="P3"/>
      <text:p text:style-name="P3">This distinction of input control scheme now effectively eliminates the need for different input-methods for a tool that has 'Perspective' control. It exposes a 'Perspective' style control for every input method that is capable of using it. Furthermore, each input method could itself have different settings-modes for how to use it's current control scheme. For instance, In_Polygon, when in 'One-Point' control mode, could use the rotate-mode to rotate the shape in space around it's diagonal, central-X or central-Y axis. 'Two-Point', rather than control the tilt of the plane, could instead set both side-lengths on the first segment, and then use the second-segment to determine the corner position, and an alternate-mode would then subdivide/bevel the corner a number of segments depending on cursor position and user-defined settings.</text:p>
      <text:p text:style-name="P3"/>
      <text:p text:style-name="P3">A tool that has an input method which can accept multiple control scheme types will also have the ability to hot-swap and toggle between modes, with user-defined toggle keys. This would make one-point perspective drawing with boxes lightning fast, for instance. Perhaps it may even be possible to hook this into a larger <text:soft-page-break/>perspective-grid system where the user can set vanishing point locations and then control lengths in-space with the input rather than control rotations in-space. In a sense, this also could pave the way for a 2.5D and eventually 3D drawing tool that uses actual depth-testing so that a 2D Shape defined by In_Polygon could be extruded in 2.5D / 3D space and have it's back-faces appropriately culled. The form itself could be saved as a mesh and then rotated and re-rendered after placement.</text:p>
      <text:p text:style-name="P3"/>
      <text:p text:style-name="P3">As an additional note, this is an experimental design for input handling. It may not end up being as functional or customizable as initially described. However, expect the Tset_TypeControl classes to remain as Settings Classes that are exposed for the user.</text:p>
      <text:p text:style-name="P3"/>
      <text:p text:style-name="P3">Below are the various schemes and a brief summary of how they might work, but bear in mind that later implementations could have different effects/vertex-movements bound to each mode-key.</text:p>
      <text:p text:style-name="P3"/>
      <text:p text:style-name="P3"><text:span text:style-name="T1">Continuous</text:span> - Click-Drag-Release (Click-Release*) - Control scheme for continuous input modes, which will allow every tool that has continuous, linear-stream input to have axis-constraint mode-keys for up to 4 custom angles and up to 4 keys, and alternate-mode key to a poly-line-click mode. This is the control scheme most often given to 'Brush' and 'Lasso' style tools.</text:p>
      <text:p text:style-name="P3"/>
      <text:p text:style-name="P3"><text:span text:style-name="T1">Drag (Line)</text:span> - A control scheme for inputs that operate along an axis and are not reasonably conceptualized as having a bounding-box. This mode exposes end-point (size) mode, extrude-mode, and move-mode as separate methods of determining what effect mouse-movement has on the length and angle of the axis. Also available is a mirror (size-about-origin) mode that duplicates the length of the axis along the opposite angle. Because the end-point location determines both the length/size and rotation of the input's transform-box, extrude-mode is available rather than rotation-mode. Extrude-mode causes the bounding-box to expand symmetrically in a perpendicular direction away from the axis, with the line Origin-&gt;Cursor as the center axis. Enabling mirror will duplicate this effect in the opposite direction. Also available is angle-constraint, where holding the key-down (or toggling?) will cause the axis to snap to user-defined increments. When in extrude-mode, the constraint mode will cause the extrusion-length to snap to user-defined increments.</text:p>
      <text:p text:style-name="P3"><text:tab/></text:p>
      <text:p text:style-name="P3"/>
      <text:p text:style-name="P3"><text:span text:style-name="T1">One-Point</text:span> - Click-Drag-Modify-Release - Used for inputs that have a bounding-box style input. This is the same in control and depth of settings/modes as the 'Drag (Line)' control scheme, however instead of extrude-mode, rotate-mode is given. Because the end-point of the bounding-box does not itself determine rotation, but X/Y scale, then the opposite-measurement, rotation, is given to this input-mode. Entering rotation-mode causes the bounding-box to rotate around the origin-point, with the upper-left corner being the rotation-axis when size-about-origin is not enabled. With size-about-origin, the rotation-axis is the origin point. Again opposite to 'Drag (Line)' is the constraint key effect. When in size-mode (equivalent end-point-mode), the constraint key causes the bounding box to snap to user-defined scale increments in either the X or Y direction, with 1:1 always being the 'center' scale. The user could also define the scale as a single constraint ratio, which would have X or Y as the principle length, depending on the cursor location relative to the angle to the origin point. The constraint-ratio or increment is a polymorphic setting that uses a floating point value to distinguish type. A scale-constraint set between 0-1.0f will set as single-ratio, while a 1.01-100 value will set a %-based increment of scale.</text:p>
      <text:p text:style-name="P3"/>
      <text:p text:style-name="P3"><text:span text:style-name="T1">Two-Point</text:span> - Two x Click-Drag-Modify-Release - Functionally the same as One-Point but has an additional input segment that may be used to control the tilt of the plane in space, for instance.</text:p>
      <text:p text:style-name="P3"/>
      <text:p text:style-name="P3"><text:soft-page-break/><text:span text:style-name="T1">Three-Point</text:span> - Three x Click-Drag-Modify-Release - Compounds upon Two-Point by adding another input segment, which could then be used to control roll and yaw of a plane in space, as an example.</text:p>
      <text:p text:style-name="P3"/>
      <text:p text:style-name="P3"><text:span text:style-name="T1">Four-Point</text:span> - Four x Click-Drag-Modify-Release - Compounds upon Three-Point by adding another input segment, which could be used to control the extrusion of a shape and use the mode-keys to perform scale, position or rotation adjustments. This mode is purely speculative right now depending on how well the first three point modes are implemented with perspective transformations. The fourth input segment could also be used to draw directly onto a plane in space that's been defined by the first three segments.</text:p>
      <text:p text:style-name="P3"/>
      <text:p text:style-name="P3"><text:span text:style-name="T1">Five-Point</text:span> - Five x Click-Drag-Modify-Release - ??? Could potentially be used for something not yet determined?</text:p>
      <text:p text:style-name="P1"/>
      <text:p text:style-name="P1">Input Methods</text:p>
      <text:p text:style-name="P3"/>
      <text:p text:style-name="P3">An Input Method describes the means of collecting, modifying, and outputting inputs from the mouse/stylus. Inputs describe the resulting shape of the anchor points given to an Output Method. The information given to the output method is the actual vertex data from which it should render itself. An input method could be analogized as a noun, while the output method is it's adjective.</text:p>
      <text:p text:style-name="P3"/>
      <text:p text:style-name="P3">The example of a 'Shape' input illustrates the definition. A shape, or collection of pre-defined vertex points in sequence, is in itself not a visual representation. Consider what a Rectangle would look like. Anything imagined beyond four vertex points, where A-&gt;B || C-&gt; and A-&gt;C -| A-&gt;B, would be more than just a rectangle. If it were filled with a color, or the lines between the points were given thickness and color, it's no longer just a Rectangle, but a Rectangle that's been described by adjectives like “Filled with red”, or “Outlined in blue”. An output method would represent that description.</text:p>
      <text:p text:style-name="P3"/>
      <text:p text:style-name="P3">Note as well that any of these inputs which describe vertex points which are multiple, unconnected shapes, each of these standalone shapes is always an additive result. It is only in the settings for each individual 'Stroke', 'Fill', 'Gradient', etc. that 'subtract', 'intersection', and 'exclusion' interaction settings are available. (At least for now)</text:p>
      <text:p text:style-name="P3"/>
      <text:p text:style-name="P3"><text:span text:style-name="T1">Pan/Zoom/Rotate</text:span> - These are camera-specific inputs, one of the few exceptions where an input is not flexibly pair-able with most outputs. They are directly paired with the Pan/Scrub/Rotate Camera outputs.</text:p>
      <text:p text:style-name="P3"/>
      <text:p text:style-name="P3"><text:span text:style-name="T1">Text</text:span> - Outputs the supplied vector or bitmap font as vector shapes. The text-input method is unique from the other input methods in it's control scheme and ability to <text:s/>edit the original input text value. Until the layer is either 'Realized' as a texture image, or as a vector shape, it remains editable and displays itself through 'Virtualization'. The individual vertices of each letter are not editable until being 'Realized'. It is treated as a linked-object, like linked-images, and the transform/bounding box is kept until 'Realization'. A user can apply a warp or perspective transformation and edit that transformation later. Because it is simply vertex data, Text tools can be paired with not only 'Fill', but many of the other output methods.</text:p>
      <text:p text:style-name="P3"/>
      <text:p text:style-name="P3"><text:span text:style-name="T1">Point</text:span> - The input produces a single vertex point, and moves that point around, instead of creating new points and deleting the previous.</text:p>
      <text:p text:style-name="P3"/>
      <text:p text:style-name="P3"><text:span text:style-name="T1">Line</text:span> - (Depreciated) Line is now an alternate mode of continuous control scheme inputs. All continuous input modes have an alternate version that allows the user to release the input without ending the input stream. The settings for Continuous <text:soft-page-break/>Control expose the ability to set the alternate (click-release-click*) mode as the default mode. For instance, a lasso tool could be set to always begin in draw-mode, but could also be set to begin in line-mode, which would make it a 'poly-lasso' as in Photoshop. The same rule applies for the In_Draw which uses Continuous Control. In order to create a Line tool, the user would create an (In_Draw, Out_Stroke) tool with the default mode set to 'line'. In order to treat this 'Line' tool as a vector-based input, the user would then use the 'Distance' based settings combined with Shape-based tip-images to set various points at which to swap the image-svg.</text:p>
      <text:p text:style-name="P3"/>
      <text:p text:style-name="P3"><text:span text:style-name="T1">Poly-line</text:span> - Utilizes the 'Drag (Line)' Control Scheme. This input mode produces quads along the input path and by default comes with extrusion, input connection, and vertex merging. It produces what would in other terms be called a vector-based line. Users can specify distance-based changes to the shape produced at each segment, as well as specify an end-cap shape. With merge vertices enabled, miter formulas are used to create a continuous line-shape where the vertices are arranges around the exterior of the entire shape. Additional settings for miter beveling are also available in order to help smooth corners and truncate outer-edge miters of very accute angles.</text:p>
      <text:p text:style-name="P3"/>
      <text:p text:style-name="P3"><text:span text:style-name="T1">Pen</text:span> - Similar to Poly-Line, but has different control scheme that lets users modify the control handles of vertex points as they place them. Offers more control than Poly-Line but takes more time to use.</text:p>
      <text:p text:style-name="P3"/>
      <text:p text:style-name="P3"><text:span text:style-name="T1">Rectangle/Polygon/Shape</text:span> - A predetermined number of vertex points are produced, and input movement determines the bounding box, or scale, of the shape. Unmodified, the shape's X/Y ratio is unconstrained, and the box's upper-left corner is set to the originating input point. While pressing 'Shift', the shape's X/Y ratios are constrained to it's original definition for custom shapes, or an equilateral shape of the desired vertex/corner count. Holding 'Ctrl' changes the shape to be centered about the originating input location. Holding 'Alt' swaps the input mode from 'Scale' to 'Rotate', locking the current scale, and then setting rotation by the angle from origination to current input location, where the angle is zeroed to the line Start-&gt;End made when the 'Alt' key is pressed. While 'Alt' is pressed, the 'Shift' key's role changes from ratio constraint, to angle constraint.</text:p>
      <text:p text:style-name="P3"/>
      <text:p text:style-name="P3"><text:span text:style-name="T1">Ellipse</text:span> - Similar to the Rectangle/Poly/Shape input, but now the line's between the vertex points are also described by a curve equation. Additionally, the vertex points are now locatd at the middle of each bounding box line. Rotating the shape changes the direction of the minor axis.</text:p>
      <text:p text:style-name="P3"/>
      <text:p text:style-name="P3"><text:span text:style-name="T1">Perspective Poly/Shape/Ellipse</text:span> - Formally two different inputs (Rect/Poly/Shape &amp; Ellipse), but the modification to those inputs is the same. Rather than perform transformations in 2D space, the shape is now treated as being in 3D space. A more complex set of input controls, to be determined, now gives additional control over the FOV (vanishing point distance), as well as X/Y/Z rotations. See the 3D Drawing section for additional thoughts on perspective drawing.</text:p>
      <text:p text:style-name="P3"/>
      <text:p text:style-name="P3"><text:span text:style-name="T1">Draw / Poly-Draw</text:span> - This method continuously places (and corrects) vertex points. It features a large buffer on the input data, so analysis of curve/line/direction can be performed which allows the input method to optimize the vertex points and remove redundant vertices (while drawing), or replace a series of vertices with two points connected by a curve function. The large buffer also allows the smoothing/averaging of input by delaying or 'lagging' the output of new vertices. Draw has a secondary alternate input which lets users 'Shift'-Click to continue the last stroke and connect the end to it's start. Click-Shift-Click would produce a straight line as in Photoshop.</text:p>
      <text:p text:style-name="P3"/>
      <text:p text:style-name="P3"><text:span text:style-name="T1">Lasso / Poly-Lasso </text:span>- Similar to 'Draw', although has a very small buffer which is almost immediate, and cannot smooth inputs. Lasso tools also auto-complete their <text:soft-page-break/>shape, so a Lasso-input is always a closed form. It can be paired with anything that 'Draw' can, except it's interest mask does not include Smoothing. <text:s/>It may perform better for fast drawing, or when the desired complexity is low (ie. a hard-round brush with no stabilization). Lasso can have correction applied to it, but only during finalization/post-processing for the output. </text:p>
      <text:p text:style-name="P3"/>
      <text:p text:style-name="P3"><text:span text:style-name="T1">Note: Poly-Draw/Lasso</text:span> - Both of these inputs have the same alternate input method. Both inputs can be alternated into a poly-line mode by pressing 'Alt'. When 'Alt' is pressed, and the user released their input, the input remains active and will enter poly-line mode where the last vertex point gets connected to a new one if the input is pressed again without releasing 'Alt'. This behavior continues as long as 'Alt' is pressed, so immediately releasing input again will do the same thing, even if only one input occurred. If the user enters an input, then continues drawing, the tool re-enters draw mode, and will again enter poly-line mode the next time 'Alt' is pressed while the input is released. However, releasing the 'Alt' key while the input is also released, terminates the input. For 'Draw', this simply ends the input, while for 'Lasso', this closes the shape because a Lasso input must always produce closed forms.</text:p>
      <text:p text:style-name="P3"/>
      <text:p text:style-name="P3"><text:span text:style-name="T1">Mesh</text:span> - Very similar to the Polygon/Shape/Ellipse input method, but the predetermined vertices in this input also have a literal depth component, and 'Mesh' has a different set of output method pairings. The input controls are similar as well in 2D mode. The user can scale/rotate the Mesh vertices on the X/Y plane using 'Shift', 'Ctrl', 'Alt' as control modifier keys. The 2D input reads the Tilt/Yaw/Pitch, smoothing, and lighting settings from the input 'Mesh' settings. Possible Output Methods could be 'Material', 'Fill', and 'Vertex Paint'. This would be a feature developed later, so it's output methods will not be set in stone yet.</text:p>
      <text:p text:style-name="P3"/>
      <text:p text:style-name="P3"><text:span text:style-name="T1">Perspective Mesh</text:span> - Same difference to 'Mesh' as 'Perspective Rect/Poly/Shape' is to 'Rect/Poly/Shape'. Alternate controls are enabled that let the user rotate the vertices and lighting settings in world space after placement.</text:p>
      <text:p text:style-name="P3"/>
      <text:p text:style-name="P3"><text:span text:style-name="T1">Draw Vertex Scattering </text:span>- Similar to the 'Draw' method, but pre-applies a scattering to the resulting vertex data before sending it to the output method. Two step scattering can result in better noise generation and cloud brushes, or create interesting drawing effects. Users have the option of enabling/disabling 'Connect Vertices' in the 'Draw Scattering' Tool Settings. This would enable/disable a “NO_CONNECT” flag on the AnchorPoint that signals to the output method not to draw dots between points.</text:p>
      <text:p text:style-name="P3"/>
      <text:p text:style-name="P3"><text:span text:style-name="T1">Field/Pattern/Shape-Field Vertex Scattering</text:span> - Similar to the 'Rect/Shape/Ellipse' method, but populates the area with randomly placed vertices, again with the option of enabling/disabling 'Connect Vertices'. The 'Field Scattering' Tool Settings mask is available to control the density, distribution, and other settings of the field. Additional options are available to organize vertices in even distributions, which would allow a 'Pattern' effect to be possible, that varies based on the output method. The distribution pattern could also be set to various shapes or paths, like a spiral, that conform the scattering to that shape. Additional controls for modulating scattering by distance or direction could be added.</text:p>
      <text:p text:style-name="P3"/>
      <text:p text:style-name="P3"><text:span text:style-name="T1">Lasso Field/Pattern/Shape-Field Vertex Scattering</text:span> - Similar to the previous input method, but the input is now lasso-like, and this acts as a mask over the vertex scatter.</text:p>
      <text:p text:style-name="P3"/>
      <text:p text:style-name="P3"><text:span text:style-name="T1">2D Mesh Draw </text:span>- A 2.5D input method that 'sculpts' a Mesh as it draws. A 2D shape is provided to the input, and which line segments to attach next/last from. As the user draws input, new vertices are placed matching the shape, and then verteces of Shape_Previous_EndLeft and Shape_Previous_EndRight, are average-merged to Shape_New_StartLeft and Shape_New_StartRight, respectively. As a brief example of <text:soft-page-break/>the effect, if a rectangle is used, a straight line would give a straight rectangular shape. If rectangle is used to draw a circular, or curved form, then the segments along the outside edge of the form will be longer than the segments along the inside edge of the form, by a factor proportional to the angle of the curve. A setting for this input would also allow the input to have a 'Depth' component that simulates moving the input position forward in space as it draws.</text:p>
      <text:p text:style-name="P3"/>
      <text:p text:style-name="P3"><text:span text:style-name="T1">3D Mesh Draw</text:span> - A 2.5D input similar to '2D Mesh Draw' but now the user must define 3 or more vertices as 'Faces' for both the Start and End connection points.</text:p>
      <text:p text:style-name="P3"/>
      <text:p text:style-name="P3"><text:span text:style-name="T1">Fan </text:span>- Similar to Draw style input, but alters the way the vertices are connected. The vertices are now a series of pairs, with each pair being the originating input position and the current input position, which are connected. The pairs themselves are not connected, unless the user enables a 'Connect End Points' setting that would create a secondary series of connected vertices using each end point as a vertex point. The effect would be 'fan-like'. If the 'Stroke' output method was used for instance, it would draw a stroke from the origin to the end point, then start again from origin to the next endpoint. The user can interrupt continuous placement of new 'End' vertices by pressing 'Alt' and picking up the pen, and pressing again while holding 'Alt' to start the next, exactly like the Poly-Line feature of the Lasso/Draw inputs. If 'Shift' as well as 'Alt' are held when pressing after a 'Alt' release, and 'Connect End Points' is enabled, this will disconnect the next End-to-End vertex, and start a new secondary input along the end-points.</text:p>
      <text:p text:style-name="P3"/>
      <text:p text:style-name="P3"><text:span text:style-name="T1">Radial Poly/Shape/Mesh/Ellipse </text:span>- Almost the same as 'Radial' but the Start-to-End shape is no longer a line, but a shape with a configurable origin-point setting.</text:p>
      <text:p text:style-name="P3"/>
      <text:p text:style-name="P3"><text:span text:style-name="T1">Scanline</text:span> - (Depreciated as Standalone) - Scanline is a settings-mode for the 'Rake' input when it is in linear-mode. It causes the 'Rake' end-points to be pushed to the canvas bounds.</text:p>
      <text:p text:style-name="P3"/>
      <text:p text:style-name="P3"><text:span text:style-name="T1">Shape Draw/Scatter</text:span> - (Depreciated as Standalone) - The secondary scattering effect is now a setting enabled for inputs that use the Continuous Control Input Scheme. The scattering is achieved by pre-scattering the spline/vertex inputs before doing further calculations of shape/point positions.</text:p>
      <text:p text:style-name="P3"/>
      <text:p text:style-name="P3"><text:span text:style-name="T1">Vortex</text:span> - Places a number of randomly places vertices within a radius around the input location as the user draws. The input style is linear like 'Draw' but creates vertices scattered around the input spline. Settings exposed can create a uniform distribution, or pattern the input so that the vertices create evenly circular patterns around the input spline. This is similar to 'Scatter Draw' but the distribution always begins from an initial radial placement.</text:p>
      <text:p text:style-name="P3"/>
      <text:p text:style-name="P3"><text:span text:style-name="T1">Tractor/Rake</text:span> - Drags a 'Rake' of randomly placed vertices behind the input location by a set amount, or zero. Randomization is applied after determining the direction of the input spline and placing points evenly in a cone-shaped area or perpendicular linear-path trailing behind the input.</text:p>
      <text:p text:style-name="P3"/>
      <text:p text:style-name="P3"><text:span text:style-name="T1">Procedural Vertex Placement </text:span>- Generalized container for anything not mentioned which handles pre-modification of vertex placement before it is sent to output methods. Could involve script-based placement, user defined functions, or build-in functions with slider-exposed parameters. Might encompass things like fractals.</text:p>
      <text:p text:style-name="P3"/>
      <text:p text:style-name="P3"><text:span text:style-name="T1">Physics Based Vertex Placement</text:span> - Generalized container for not yet described ways of using physics simulation to manipulate vertex inputs. One method could be using the origin point and release point of an input to “throw” a vertex across the canvas, and the user could set “gravity” along an axis by which the vertex is dragged down along it's path. The “thrown” vertex could then act as a pseudo-input <text:soft-page-break/>as it moves, placing the actual vertices to be rendered along it's trajectory. Movement would stop at the canvas bounds. Alternatively, the vertex could “explode” once it comes to a stop or hits the canvas edge, and then launch mini-particles that also use physics. An external looping mechanism would be needed to both lock the user out from further input until it's done, but also advance the frame/simulation visually until it finishes. This might be the function of a pseudo or ghost-user input class that the real-user has settings to control secondary input characteristics, like pressure, over-time.</text:p>
      <text:p text:style-name="P3"/>
      <text:p text:style-name="P3"><text:span text:style-name="T1">Hyper/Ultra</text:span> - Currently undefined super combination of many different input modes.</text:p>
      <text:p text:style-name="P1"/>
      <text:p text:style-name="P1">Output Methods</text:p>
      <text:p text:style-name="P1"/>
      <text:p text:style-name="P3">An Output Method describes the visual representation of vertex data. To the Input Method's 'noun', it is the 'adjective'. Output methods are not responsble for creating, or modifying, their anchor points (vertex data), but implementing a means to render it, or produce an effect on the program, in the case of the camera tools and color picker.</text:p>
      <text:p text:style-name="P3"/>
      <text:p text:style-name="P3">Again, the 'Shape' example illustrates the definition of an output method. An output method, supplied a given 'Shape' such as a Rectangle, could produce any number of results. It may fill the bounds of the shape with a color, create a gradient along the Shape's minor or major axis, or use an image to dot along it's lines. It could also combine any number of these visual representations, but the one thing it does not do, is determine or alter the vertex data given to it.</text:p>
      <text:p text:style-name="P3"/>
      <text:p text:style-name="P3">Explained later in the information about Tool Settings and interest masks for I/O methods, but none of these outputs directly mimic Photoshop-like Healing/Stamp/Clone tools. Rather than create separate output methods for these, some of the output methods available have options to use a sampled region as the texture data for the brush image, or to use a sample area as the source for a fill operation. This provides greater flexibility for potentially new and interesting visual effects.</text:p>
      <text:p text:style-name="P3"/>
      <text:p text:style-name="P3"><text:span text:style-name="T1">Raw Vertex Output (Path/Shape)</text:span> - The supplied input is not rendered at this time, but saved in a global path/shape container. The user can at a later time 'Realize' the vertices, which would pop-up a menu featuring a drop-down with all the available output methods for the original input method. The user can then at that time set the visual result, and 'Realize' a copy of the vertex data with these Tool Settings into the current layer. The original path/vertex data is preserved still. The user can also 'Virtualize' the output, which would cause it to remain in the path/shape container, but also get drawn as the selected output. This would happen on top of the layer stack, and then bottom-to-top in the path/shape container. Transforming the path would update the virtualized output.</text:p>
      <text:p text:style-name="P3"/>
      <text:p text:style-name="P3"><text:span text:style-name="T1">Pan/Rotate/Zoom Camera</text:span> - Camera specific outputs that are paired to their respective camera specific inputs. Rather than render vertices, this 'renders' the camera and moves it. The orginating vertices are deleted.</text:p>
      <text:p text:style-name="P3"/>
      <text:p text:style-name="P3"><text:span text:style-name="T1">Sampler</text:span> - A color picker specific output, which may only be paired with the 'Point' input method. Various scattering, control, and modulation options are available to alter the resulting color output. Additionally, the user can define a shape or image as a sampling mask. Options are available to determine whether to sample from all layers, only the current layer, or current and below. Clamping and Palette constraint options are available to keep sampled colors within a certain hue/saturation/value range, or set of ranges. The originating vertex is deleted.</text:p>
      <text:p text:style-name="P3"/>
      <text:p text:style-name="P3"><text:span text:style-name="T1">Stroke</text:span> - The input vertices are rendered by placing 'dots' or 'Shards' along the path between each connected vertex. 'Stroke' has a very wide range of available <text:soft-page-break/>interest masks for Tool Settings. Keep in mind for scattering effects, or anything that modulates the input pressure for that vertex, is applied to the 'Shard' and not the original vertex, which is kept as a clean save-state in order to rebuild the Stroke should any of the original vertex points be moved. If a vector shape or mesh is supplied as a brush tip image, it is rendered to a texture of the brush-size first, before dotting. 'Shards' are overlaid, so if 'flow' variation is on, or less than 100%, they will be pre-multiplied on alpha</text:p>
      <text:p text:style-name="P3"/>
      <text:p text:style-name="P3"><text:span text:style-name="T1">Fill</text:span> - May only be paired to an input that always produces closed vertex shapes. May be paired with inputs that create a series of closed forms, but for instance cannot be paired to 'Draw' or 'Poly-Line'. Fill can be set to produce either flat colors, or use a repeating texture image. It may also be given filter effects like color noise, mosaic, blur, or sharpen.</text:p>
      <text:p text:style-name="P3"/>
      <text:p text:style-name="P3"><text:span text:style-name="T1">Extrude</text:span> - Very similar to 'Fill' except may be paired to open forms. Comes with an additional 'thickness' setting that auto-creates a linked-vertex-line around the supplied input with optional end-point shapes, which will be the fill target. These vertices are set at a constant or varied/noise distance perpendicular to the direction of that originating vertex.</text:p>
      <text:p text:style-name="P3"/>
      <text:p text:style-name="P3"><text:span text:style-name="T1">Shape/Mesh Extrude</text:span> - Similar to 'Extrude', except a supplied vector shape or 3D mesh is supplied as the dot form. Rather than overlay each 'dot', they are combined via union, and only the outermost edge is kept. This outermost edge forms a line around the originating vertices like Extrude does, but now has shape-based variance. For improved performance, users can enable various methods of culling, combining, or remeshing the line result if wanted. This is a similar output to 'Stroke' with a vector shape as the brush tip image, except 'flow' cannot be utilized because the shapes are no longer overlaid, but remeshed. Like simple 'Extrude', this output method can be paired with most inputs like 'Stroke' can.</text:p>
      <text:p text:style-name="P3"/>
      <text:p text:style-name="P3"><text:span text:style-name="T1">Spill Bucket</text:span> - Accepts only 'Point' as a valid input. Behaves like a basic paint bucket tool, but has the same options available to 'Fill', as well as some additional settings for interaction with Reference Layers, which may also be common to most outputs anyways.</text:p>
      <text:p text:style-name="P3"/>
      <text:p text:style-name="P3"><text:span text:style-name="T1">Splat Bucket</text:span> - Very similar to Spill Bucket, but accepts both 'Point' and 'Drag' as inputs. It differs however, in how it applies paint. Rather than 'spill' over into any connected area, it is like a paint explosion. At each point along the input path, paint is sprayed outwards, but will leave a shadow behind anything that blocks it's line of sight.</text:p>
      <text:p text:style-name="P3"/>
      <text:p text:style-name="P3"><text:span text:style-name="T1">Gradient</text:span> - Unlike 'Fill', gradient accepts most input methods. When supplied with 'Line' input, it generates an unmasked gradient that begins and ends at the line start/end point, but also fills behind/after it with the start/end point colors. 'Poly-Line' and 'Draw' (Although Draw probably won't be performance friendly), behave similarly, although create a new or reversed (based on settings) gradient between line segment. When paired with closed form inputs, like Lasso or Shape/Polygon, the gradient now can be applied in a variety of ways with different effects. First, the gradient can be applied along global angles, starting from the vertex first hit by that angle, or applied from local angles, by calculating the major/minor axis of the form and selecting from either option, or an angle added from one of those axis. A local angle could also be defined by running from start to end of the shape, or a numbered vertex index (Corner to corner in a square). Gradients can also be applied to closed-forms from the Start, End, or center of the shape. When a single point-as-origin is used in these cases, the gradient cycles from start to finish along the path of the shape, with it squished to a point at the origin location. This is similar to a radial gradient in Photoshop, or the similar lasso-fill/gradient tools in HeavyPaint and Alchemy.</text:p>
      <text:p text:style-name="P3"/>
      <text:p text:style-name="P3"><text:soft-page-break/><text:span text:style-name="T1">Filter</text:span> - Can be used with most input methods, and has a similar interest mask to 'Stroke'. Rather than apply data or texture, the 'Filter' output creates a mask for a filter that is also moveable/alterable by moving the input vertices around. It can affect every layer underneath it, or just the layer it exists in. It's the pocket version of a filter, and like normal filter layers, it can have chained filters that apply multiple effects sequentially. Note that this output, like filter layers, will be costly in performance when drawing underneath them, because the rendering engine must now recalculate the filter results. This output method is what a user would use to create 'Blur' or 'Sharpen' equivalent tools, as well as tools like 'Sponge', 'Dodge', and 'Burn'.</text:p>
      <text:p text:style-name="P3"/>
      <text:p text:style-name="P3"><text:span text:style-name="T1">Selection</text:span> - Can be used with almost any input method. If the input generates vertices or texture data, that can be converted into a virtual mask as the current selection. The current selection if available, is applied as a secondary vector shape or texture mask to any future outputs. Users are exposed settings to help improve performance if desired by simplifying texture/vertex masking. Additionally, the current selection can be toggled as a 'Quick Mask', where it's overlaid as a customizable opacity/color over the image. Selection mode of either texture/vertex is maintained until a new selection is made. A selection started as a 'vertex mask' will always have data converted to vertices before adding it and remeshing the shape. In other-words, 'painting' with an image tip intto a 'vertex mask' automatically converts the image tip to vertices with a solid, but potentially transparent fill value. A selection started as 'texture mask' works the same, but all subsequent selections are converted to texture data before being merged.</text:p>
      <text:p text:style-name="P3"/>
      <text:p text:style-name="P3"><text:span text:style-name="T1">Vertex Manipulation</text:span> - It's unclear exactly how this would work with various input methods, and exactly how many different output methods this category might encompass. These outputs would act on existing vertex data rather than create new visual effects. Generally, the idea with these is to mimic a lot of the Clip Studio tools that let users re-draw, 'sculpt' (weighted movement), or delete vertices by using various input methods. A 'Draw' input for instance, could push vertecies out of the way, or could also be used to redraw a characteristic of an existing 'Stroke' output, such as to fix a line taper, or alter the width/size of the Stroke. A 'Vector Eraser' tool would likely use this output method.</text:p>
      <text:p text:style-name="P3"/>
      <text:p text:style-name="P1">Miscellaneous Methods</text:p>
      <text:p text:style-name="P3"/>
      <text:p text:style-name="P3">Some of the tools needed for a complete and robust tool set don't necessarily fit well into either an input or output, or have exclusive pairings. Later when these tools are actually conceptualized and coded, they'll be have whatever input/output methods needed made for them, but they'll be unique to that tool. For example, the camera controls and color picker are examples of Miscellaneous Methods. They're currently categorized, because they're been implemented at the time of writing.</text:p>
      <text:p text:style-name="P3"/>
      <text:p text:style-name="P3">Additional Miscellaneous Methods may include tools like Anchor/Vertex selection, Vertex Transformation tools that use direct Vertex Selection, or things like a move tool that acts on whatever the current selection is, whether that is vertices a layer, or manipulating transform handles/curves/bounding-boxes. Other examples might include perspective grids, rulers, and guides. These tools will be added to the input/output methods lists as they are developed.</text:p>
      <text:p text:style-name="P3"/>
      <text:p text:style-name="P1">Tool Settings</text:p>
      <text:p text:style-name="P3"/>
      <text:p text:style-name="P3">The Settings available to any given tool are determined by the intersection of the input and output interest masks. While some of the I/O methods are exclusively paired (Such as camer controls and color picking), the rest of the input methods have at least two output methods they can be paired with, and in most cases the list is pretty expansive. The Tools Settings listed below are not necessarily in order of hierarchy for how each output handles them. The Tool Settings are <text:soft-page-break/>interpreted by the output in a set order, they cannot be chained in different orders.</text:p>
      <text:p text:style-name="P3"/>
      <text:p text:style-name="P3">Each entry in this list has a brief summary of the settings, and then a nested list of the settings and their control input, and as well as some of the options available, especially for dropdown lists. Each different bolded item represents a different individual Tool Settings class, which can be a part of any input or output's interest mask.</text:p>
      <text:p text:style-name="P3"/>
      <text:p text:style-name="P3"><text:span text:style-name="T1">Blend Mode</text:span> - The blending algorithm to use for the complete Fragment (Output Result) against everything underneath it. This is like Photoshop where there are two different Blend Mode drop downs when using a brush, and the brush Blend Mode determines intra-layer blending calculations.</text:p>
      <text:p text:style-name="P3"><text:tab/>Blend Mode - Dropdown List</text:p>
      <text:p text:style-name="P3"/>
      <text:p text:style-name="P3"><text:span text:style-name="T1">Image</text:span> - AKA Brush Tip. Controls the size, shape, rotation, and spacing of the dot. Brush tips, unlike in Photoshop, have full color support.</text:p>
      <text:p text:style-name="P5">Tip Layers - An interface similar to the Effects chain that allows stacking/layering brush tips together, and setting blend modes between them. Each tip has offset, rotation, hardness and scale/size available. Randomization could be available to these settings but it would need to be simple and deterministic using only one or two seeds. When randomization is enabled, the tip is pre-rendered for the next stroke after the current one finishes. A scrollable list similar to Blender's material channels widget, lets new layers be added, and then clicking the settings gear on a layer opens up the settings editor for the layer, and a live-preview in the Tool Settings window is updated as changes are made. By rendering the layer-stack ahead of time, performance is fast because the layer-collapse isn't being done per tip.</text:p>
      <text:p text:style-name="P3"><text:tab/>Tip Type - Dropdown List - Image, Shape, Polygon, Circle, Point, Sample</text:p>
      <text:p text:style-name="P3"><text:tab/><text:tab/>Image - Tiled container of every saved image.</text:p>
      <text:p text:style-name="P3"><text:tab/><text:tab/>Shape - Tiled container of every saved vector shape.</text:p>
      <text:p text:style-name="P3"><text:tab/><text:tab/>Polygon - A slider for number of corners for the polygon.</text:p>
      <text:p text:style-name="P3"><text:tab/><text:tab/><text:tab/>Scattering - Slider - Variance of each point from it's origin point, <text:tab/><text:tab/><text:tab/><text:tab/>not on a per-tip basis</text:p>
      <text:p text:style-name="P3"><text:tab/><text:tab/><text:tab/>Inflate - Slider - Inflate/deflate the line between each point.</text:p>
      <text:p text:style-name="P3"><text:tab/><text:tab/>Circle - No Options</text:p>
      <text:p text:style-name="P3"><text:tab/><text:tab/>Point - No Options, Might be used for 1 px brushes</text:p>
      <text:p text:style-name="P3"><text:tab/><text:tab/>Sample - Enables alternate control for tool to set sample location</text:p>
      <text:p text:style-name="P3"><text:tab/><text:tab/>Note: The Tip is always rasterized to a texture equal to it's size, otherwise</text:p>
      <text:p text:style-name="P3"><text:tab/><text:tab/>performance would be awful. To 'draw' with vectors, use the 2D Mesh output</text:p>
      <text:p text:style-name="P3"><text:tab/></text:p>
      <text:p text:style-name="P3"><text:tab/>Vector Mask - Apply a mask to the brush tip.</text:p>
      <text:p text:style-name="P3"><text:tab/></text:p>
      <text:p text:style-name="P3"><text:tab/>Live Editor - A 2.0 feature that would allow live-editing the tip with a <text:tab/><text:tab/>separate canvas. The full program is available for this feature. It's a shortcut <text:tab/>for copy-pasting from a second canvas and creating a new saved image.</text:p>
      <text:p text:style-name="P3"><text:tab/><text:tab/>Note: the 1.0 version will show the resulting tip image, and offer users the <text:tab/><text:tab/>ability to set a vector mask over the tip.</text:p>
      <text:p text:style-name="P3"><text:tab/></text:p>
      <text:p text:style-name="P3"><text:tab/>Color Influence Control/Noise - Determines the influence of the current picked <text:tab/><text:tab/><text:tab/>colors on the brush tip. This can be set to 0 when using a tip with color <text:tab/><text:tab/><text:tab/>where it's desired to use just the image color.</text:p>
      <text:p text:style-name="P3"><text:tab/>Size - Slider - Tip size in pixels (World vertex data size)</text:p>
      <text:p text:style-name="P3"><text:tab/>Spacing - Slider - length between each dot along the path. Can use px or %.</text:p>
      <text:p text:style-name="P3"><text:tab/>Scale/Rotation/Offset - Graphic Display - Set the X/Y scale/offset and rotation.</text:p>
      <text:p text:style-name="P3"><text:tab/>Blur - Set a blur effect that gets applied to the rasterized tip image. Can</text:p>
      <text:p text:style-name="P3"><text:tab/>optionally make the image sharper as well.</text:p>
      <text:p text:style-name="P3"><text:tab/>Anti-Aliasing - Amount of classic anti-aliasing applied to the tip during <text:tab/><text:tab/><text:soft-page-break/><text:tab/><text:tab/>generating the size-adjusted brush-tip</text:p>
      <text:p text:style-name="P3"><text:tab/>Flip X/Y Checkbox - Flip the image over the x/y axis (Constant, applies before <text:tab/><text:tab/><text:tab/>character x/y flips</text:p>
      <text:p text:style-name="P3"><text:tab/>Sample Rate - A performance improvement option that lets a user define the frame <text:tab/>interval of input sampling. This would help tamp down on very complex brushes.</text:p>
      <text:p text:style-name="P3"/>
      <text:p text:style-name="P3"><text:span text:style-name="T1">Character</text:span> - Dynamics settings related to Image settings and simple transformations</text:p>
      <text:p text:style-name="P3"><text:tab/>Size Control/Noise - Control brush scaling</text:p>
      <text:p text:style-name="P3"><text:tab/><text:tab/>Affect X/Y/Both - Checkbox of X/Y on what scale to affect</text:p>
      <text:p text:style-name="P3"><text:tab/>Angle Control/Noise - Control the angle/rotation </text:p>
      <text:p text:style-name="P3"><text:tab/>Quad Randomization - Applies random skewing and offsets to the vertex positions <text:tab/>for the brush quad</text:p>
      <text:p text:style-name="P3"/>
      <text:p text:style-name="P3"><text:span text:style-name="T1">Scatter</text:span> - Settings for scattering effects</text:p>
      <text:p text:style-name="P3"><text:tab/>Use Angle - Checkbox - Use an angle to determine the X/Y directions</text:p>
      <text:p text:style-name="P6"><text:tab/>Angle Control/Noise - Set the min/max angle of the X Axis, where Y is always <text:tab/><text:tab/><text:tab/>perpendicular to X</text:p>
      <text:p text:style-name="P6"><text:tab/>Use Direction - Checkbox - Use the direction of each shard to base the initial <text:tab/><text:tab/><text:tab/>scatter axis from.</text:p>
      <text:p text:style-name="P6"><text:tab/>Relative Distance - Checkbox - Interpret distance values as absolute vs relative <text:tab/><text:tab/>to the current brush tip size.</text:p>
      <text:p text:style-name="P3"><text:tab/>Distance X Control/Noise - Control min/max X distance to statter within</text:p>
      <text:p text:style-name="P3"><text:tab/>Distance Y Control/Noise - Control min/max Y distance to scatter within</text:p>
      <text:p text:style-name="P3"><text:tab/></text:p>
      <text:p text:style-name="P3"><text:tab/>Density Control/Noise - Number of dots to place. Analogous to PS Count Jitter</text:p>
      <text:p text:style-name="P3"/>
      <text:p text:style-name="P5">// Move Elsewhere ? // Continuous Spray - Checkbox - Similar to the 'Buildup' or 'Airbrush' mode, does <text:tab/>not require Distance/Direction/Density scattering to be enabled.</text:p>
      <text:p text:style-name="P3"/>
      <text:p text:style-name="P3"><text:span text:style-name="T1">Color</text:span> - Settings for color dynamics and effects</text:p>
      <text:p text:style-name="P5">Mix FG/BG Control/Noise</text:p>
      <text:p text:style-name="P5">Use Color-Ramp - Checkbox - Toggle usage of color-ramp, which disables BG mix.</text:p>
      <text:p text:style-name="P5">Color-Ramp - Gradient Editor &amp; Other Options - Allows the brush to sample color from a color ramp with a user-defined control axis (Pressure/Tilt/Color Channel/Etc.) The gradient editor allows use of linking FG/BG colors to nodes on the gradient graph, so picked colors can be injected into the ramp. Options to apply noise to the control axis are available, and the ramp can be blended with the FG color in the same way Mix FG/BG works.</text:p>
      <text:p text:style-name="P5">Final Color Control/Noise</text:p>
      <text:p text:style-name="P9">Hue Control/Noise</text:p>
      <text:p text:style-name="P9">Saturation Control/Noise</text:p>
      <text:p text:style-name="P9">Value Control/Noise<text:tab/></text:p>
      <text:p text:style-name="P5">Background Color Control/Noise - Only available when Mix FG/BG is enabled.</text:p>
      <text:p text:style-name="P9">Hue Control/Noise</text:p>
      <text:p text:style-name="P9">Saturation Control/Noise</text:p>
      <text:p text:style-name="P9">Value Control/Noise</text:p>
      <text:p text:style-name="P3"><text:tab/></text:p>
      <text:p text:style-name="P3"><text:span text:style-name="T1">Transfer</text:span> - Opacity and Flow settings</text:p>
      <text:p text:style-name="P3"><text:tab/>Opacity Control/Noise</text:p>
      <text:p text:style-name="P3"><text:tab/>Flow Control/Noise</text:p>
      <text:p text:style-name="P3"/>
      <text:p text:style-name="P3"><text:span text:style-name="T1">Vector Control </text:span>- Various settings that enable manipulation of vector/anchors</text:p>
      <text:p text:style-name="P3"><text:tab/>Vector Eraser - Checkbox - Delete vectors that are hit by this tool</text:p>
      <text:p text:style-name="P3"><text:tab/><text:tab/>Erase Mode - Dropdown - How to reconstruct the edited vector</text:p>
      <text:p text:style-name="P3"><text:tab/></text:p>
      <text:p text:style-name="P3"><text:span text:style-name="T1">Distance</text:span> - Variance based on distance calculations. Note - These propsed settings need to be reworked. Distance calculations that use percentages require knowledge <text:soft-page-break/>of the final distance value and cannot be applied in real time. Periodic re-builds of the stroke/Fragment could be done while drawing for percentage based distance effects. For absolute distance, or distance relative to brush-size, these can be done in real time. Distance effects are applied first before other calculations, and will clamp the final values for colors/opacity/etc. Some of these settings will override other settings areas, such as changing image based on distance.</text:p>
      <text:p text:style-name="P3"/>
      <text:p text:style-name="P5">Gradient Editor - A gradient-like editor that controls everything. Each point along this box has a mix-position for the surrounding points, like PS gradient editor. Rather than affect color, the control points represent distances at which to shift the base value. Each control point has a drop-down per area of influence where the user can type in the value to swap to. If the gradient is smooth, instead of sharp, then the transition happens gradually.</text:p>
      <text:p text:style-name="P5">Influence List - Dropdown/List of available areas to control by distance. Can select anything such as color, flow, opacity, or even complex settings like brush image.</text:p>
      <text:p text:style-name="P5">Velocity Head-Shift - Slider,Centered - A “red/blue” shift slider that gives control over adding/subtracting length from the final start-point (head) of the stroke. The distance is virtual, the last anchor point location is not changed, but the calculation of the gradient is altered.</text:p>
      <text:p text:style-name="P5">Velocity Tail-Shift - Slider,Centered - Same as above</text:p>
      <text:p text:style-name="P5"/>
      <text:p text:style-name="P7">Correction</text:p>
      <text:p text:style-name="P6"><text:tab/>Sharpen Corners - Checkbox/Slider - How much to pinch together vertices that <text:tab/>represent a corner.</text:p>
      <text:p text:style-name="P6"><text:tab/><text:tab/>Corner Threshold - Slider - in px or % the distance under which to consider a <text:tab/><text:tab/>corner </text:p>
      <text:p text:style-name="P6"><text:tab/>Bevel/Smooth Corners - Checkbox/Slider - How much to auto smooth a corner that's <text:tab/>been detected.</text:p>
      <text:p text:style-name="P6"><text:tab/><text:tab/>Corner Threshold - Slider</text:p>
      <text:p text:style-name="P6"><text:tab/>Enable Shape Assistance - Checkbox - To be developed later. This is a tool like <text:tab/>the smart shape tool in Procreate. Very complex.</text:p>
      <text:p text:style-name="P6"><text:tab/>Vector Magnet/Combination - Not sure what this might be</text:p>
      <text:p text:style-name="P6"><text:tab/>Smoothing - Slider - Real time smoothing that uses averaging of lagged input to</text:p>
      <text:p text:style-name="P6"><text:tab/>place vertices. This setting is one of the few that can actually affect the <text:tab/>input vertices.</text:p>
      <text:p text:style-name="P6"><text:tab/><text:tab/>Catchup - Whether to simulate additional points to catch up to the final <text:tab/><text:tab/><text:tab/>mouse position for the input.</text:p>
      <text:p text:style-name="P6"><text:tab/>Post Correction - Various settings, to be developed. Controls for curve <text:tab/>matching, line simplification, corner detection, straightening, and ability to <text:tab/>control those controls by speed or other factors.</text:p>
      <text:p text:style-name="P6"/>
      <text:p text:style-name="P6"><text:span text:style-name="T1">Array</text:span> - Applied while drawing if performance permits, otherwise something simpler gets drawn where the array strokes should appear. Array allows a stroke to be repeated.</text:p>
      <text:p text:style-name="P6"><text:tab/>Number Repeat - Slider - Number of times to repeat the stroke</text:p>
      <text:p text:style-name="P6"><text:tab/><text:tab/>Count After - Slider - Must be smaller than the Repeat Number, determines how <text:tab/><text:tab/>many repetitions to place after/before the main stroke. By default, the <text:tab/><text:tab/><text:tab/>original stroke would be number 0, and the offset is applied from there.</text:p>
      <text:p text:style-name="P6"><text:tab/>Offset X/Y - Double Slider - The distance between each array item, can be <text:tab/>negative or positive</text:p>
      <text:p text:style-name="P6"><text:tab/>Scale/Opacity/Color Factors - Sliders which control a additive or multiplicative <text:tab/>modulation to the resulting scale/opacity/color of each array item. Not applied <text:tab/>to the originating stroke.</text:p>
      <text:p text:style-name="P6"/>
      <text:p text:style-name="P6"><text:span text:style-name="T1">Ref Layer Interaction</text:span> - Similar to Clip Studio settings, not developoed yet.</text:p>
      <text:p text:style-name="P6"/>
      <text:p text:style-name="P6"><text:span text:style-name="T1">Combo Image</text:span> - Similar to Dual Brush in PS, but permits more than one additional <text:soft-page-break/>image. </text:p>
      <text:p text:style-name="P6"><text:tab/>Images - Gallery + List - Shows the gallery of available images, and a drop-box <text:tab/>where the user can drag the image into. Supports multiple images</text:p>
      <text:p text:style-name="P6"><text:tab/>Size - Slider - Size of the images in px or %. Creates a slider for each image <text:tab/>in the selection box.</text:p>
      <text:p text:style-name="P6"><text:tab/>Scatter - Limited scattering dynamics, does not feature a control setting.</text:p>
      <text:p text:style-name="P6"><text:tab/>Color/Transfer - Limited opacity/color dynamics, no control setting.</text:p>
      <text:p text:style-name="P6"><text:tab/>Count - Limited control options, number only.</text:p>
      <text:p text:style-name="P6"/>
      <text:p text:style-name="P6"><text:span text:style-name="T1">Multi-Stroke</text:span> - Full Stroke tool suite. Allows user to select an additional brush to have follow the input Stroke. Gives a few overrides to help improve performance.</text:p>
      <text:p text:style-name="P6"><text:tab/>Stroke Tools - Gallery - Container of all available and compatible tools</text:p>
      <text:p text:style-name="P6"><text:tab/>Position Offset X/Y - An offset to position the stroke by.</text:p>
      <text:p text:style-name="P6"><text:tab/><text:tab/>Offset By Angle - Use an angle before setting the offset.</text:p>
      <text:p text:style-name="P6"><text:tab/><text:tab/>Use Direction - Use the direction of the stroke as the angle basis.</text:p>
      <text:p text:style-name="P6"><text:tab/>Spacing Override - Slider</text:p>
      <text:p text:style-name="P6"><text:tab/>Size Override - Slider</text:p>
      <text:p text:style-name="P6"><text:tab/>Blend Mode Override - Dropdown</text:p>
      <text:p text:style-name="P6"><text:tab/>Opacity/Flow Override - Sliders - Just controls min/max values for these.</text:p>
      <text:p text:style-name="P6"/>
      <text:p text:style-name="P6"><text:span text:style-name="T1">Texture</text:span> - Similar the Photoshop Setting</text:p>
      <text:p text:style-name="P6"/>
      <text:p text:style-name="P6"><text:span text:style-name="T1">Anti Aliasing</text:span> - This is what enables the 'Pencil' tool equivalent in PS. It also allows blurring and sharpening. The aliasing is applied when rendering the brush tips into the composite data.</text:p>
      <text:p text:style-name="P6"/>
      <text:p text:style-name="P6"><text:span text:style-name="T1">Wet Edges</text:span> - Gradient-like effects applied to the resulting stroke image texture</text:p>
      <text:p text:style-name="P6"/>
      <text:p text:style-name="P6"><text:span text:style-name="T1">Noise</text:span> - A per-tip noise applied during shard-rendering</text:p>
      <text:p text:style-name="P6"/>
      <text:p text:style-name="P7">Effects<text:span text:style-name="T2"> - A multiple-page group of settings primarily containing effects that are applied inside a shader after rendering any individual fragment shards. These </text:span><text:span text:style-name="T2">effects</text:span></text:p>
      <text:p text:style-name="P5">Effects Chain - Ordered List Box - A drag/drop or up/down arrow style chain of effects that is used to determine in which order in the shader to apply the enabled effects. In order to reduce shader complexity &amp; optimization concerns, each effect available can only be used once in the chain. Once an effect is added to the list, a sub-tab underneath the Effects interest-mask tab is visible. Clicking the tab opens the settings for that effect.</text:p>
      <text:p text:style-name="P5">Optimization Options - Misc. - To be determined options that assist in giving control over the rendering pipeline. Options may include waiting until a stroke is finished to enable the effects shader, or setting the delta-threshold at which live-preview is disabled. Further optimization options will be available in each effect settings page.</text:p>
      <text:p text:style-name="P6"/>
      <text:p text:style-name="P6"><text:span text:style-name="T1">(Effect) Grain</text:span> - Noise based effects in the shader that apply noise filters to a brush-stroke, similar to a Gaussian-Noise effect.</text:p>
      <text:p text:style-name="P6"/>
      <text:p text:style-name="P6"><text:span text:style-name="T1">(Effect) Gradient</text:span> - Apply a gradient in the shader which can use a variety of characteristics about the Fragment to determine gradient placement and orientation</text:p>
      <text:p text:style-name="P6"/>
      <text:p text:style-name="P6"><text:span text:style-name="T1">(Effect) Ramp</text:span> - Apply a color ramp in the shader which will replace the texture color with a color from the ramp. The input channel for the Ramp can be changed from alpha/r/g/b/value.</text:p>
      <text:p text:style-name="P6"/>
      <text:p text:style-name="P6"><text:span text:style-name="T1">(Effect) Fill</text:span> - Apply a fill or overlay color. This may have limited blending options available compared to standard blending modes.</text:p>
      <text:p text:style-name="P6"/>
      <text:p text:style-name="P6"><text:span text:style-name="T1">(Effect) Pattern</text:span> - Apply a pattern as a fill-overlay.</text:p>
      <text:p text:style-name="P6"><text:soft-page-break/></text:p>
      <text:p text:style-name="P6"><text:span text:style-name="T1">(Effect) HSV</text:span> - Apply a HSV filter to the Fragment</text:p>
      <text:p text:style-name="P6"/>
      <text:p text:style-name="P6"><text:span text:style-name="T1">(Effect) Levels</text:span> - Apply a Levels filter to the Fragment</text:p>
      <text:p text:style-name="P6"/>
      <text:p text:style-name="P6"><text:span text:style-name="T1">(Effect) Bright/Contrast</text:span> - Apply a Brightness &amp; Contrast filter</text:p>
      <text:p text:style-name="P6"/>
      <text:p text:style-name="P6"><text:span text:style-name="T1">(Effect) Blur</text:span> - A fast gaussian blur effect with relatively low quality sampling. The blur can be restricted to individual or various combinations of color channels, for instance only apply to Red/Blue channel. The blur can be isolated to just the Alpha channel as well. The fast-blur effect is limited in that it can only sample the Fragment composite data before other effects were applied. If the blur is applied far down in the effects chain, it will over-write the color with the original color (After color dynamics, etc.)</text:p>
      <text:p text:style-name="P6"/>
      <text:p text:style-name="P6"><text:span text:style-name="T1">(Effect) Voroni</text:span> - Applies a voroni noise to the Fragment.</text:p>
      <text:p text:style-name="P6"/>
      <text:p text:style-name="P6"><text:span text:style-name="T1">(Effect) Perlin</text:span> - Applies perlin noise</text:p>
      <text:p text:style-name="P6"/>
      <text:p text:style-name="P6"><text:span text:style-name="T1">(Effect) Simplex</text:span> - Applies a simplex noise</text:p>
      <text:p text:style-name="P6"/>
      <text:p text:style-name="P6"><text:span text:style-name="T1">(Effect)</text:span> Naturalistic - Applies multi-pass noises to the Fragment. These are various built-in noise combinations to produce more complex noise. The noises might represent cloud shapes, grunge, or other natural textures. Similar in result to the cloud and grunge noise nodes in Substance Designer.</text:p>
      <text:p text:style-name="P6"/>
      <text:p text:style-name="P6"><text:span text:style-name="T1">Filters</text:span> - Specialized effects that are applied as additional render passes on the Fragment. These are effects that require multi-sampling to achieve, and cannot be applied inside the ultra-shader usued for Effects. Filters can be chained the same way that Effects are, but each Filter is it's own render-pass. These are much more expensive operations, but optimized by rendering the final result to the composite data for the Visual Entity. Once the final texture is developed, the shader can be swapped back to a simple sampler, routing around the Effects and Filters shaders entirely. Filters may be able to be applied during painting, however they will likely be restricted to post-processing only.</text:p>
      <text:p text:style-name="P6"/>
      <text:p text:style-name="P6"><text:span text:style-name="T1">(Filter) Artistic (Shaders?)</text:span> - Apply from a selection of artistic filters/shader effects. These would be more limited than what's available in the Filter Effects program menu. These could be some pre-built shaders with a few control inputs, like a Toon shader, or something that would render as a metal-material, taking a lightsource &amp; options to determine which channel is the metalness value. Another potential example would be converting the value to a bump/normal map &amp; applying a light source, which would be useful when combined with a 100% opacity brush that mixes between black/white.</text:p>
      <text:p text:style-name="P6"/>
      <text:p text:style-name="P6"><text:span text:style-name="T1">(Filter) Gaussian Blur (High Quality)</text:span> - Similar to the Effects version, but can use higher quality sampling.</text:p>
      <text:p text:style-name="P6"/>
      <text:p text:style-name="P6"/>
      <text:p text:style-name="P6"><text:span text:style-name="T1">Gradient</text:span> - Used for Gradient Output</text:p>
      <text:p text:style-name="P6"/>
      <text:p text:style-name="P6"><text:span text:style-name="T1">Mixing</text:span> - To be determined, would handle smudge/paint mixing effects</text:p>
      <text:p text:style-name="P6"/>
      <text:p text:style-name="P6"><text:span text:style-name="T1">Fill</text:span> - Used for Fill Output</text:p>
      <text:p text:style-name="P6"/>
      <text:p text:style-name="P6"><text:span text:style-name="T1">Field</text:span> - Used for Vertex-Field type inputs. These settings determine the randomization or patterning of vertices within an area defined by the input. The 'Field' setting is usually paired with another setting that gives control over input parameters depending on the Input Method. In_FieldShape for instance, uses <text:soft-page-break/>'Field' and 'Polygon' to determine the bounds/mask of the vertices.</text:p>
      <text:p text:style-name="P6"><text:tab/><text:span text:style-name="T1">Distribution Type</text:span> - Dropdown - Determines what option is used to place verts</text:p>
      <text:p text:style-name="P5">Random - Designates that the distribution will be randomized</text:p>
      <text:p text:style-name="P5">Pattern - Designates that the distribution will be regular. Random/Pattern exposes their set of sub-settings to pick parameters.</text:p>
      <text:p text:style-name="P6"><text:tab/>(R) <text:span text:style-name="T1">Randomization Type </text:span>- Dropdown - A variety of equations available to <text:tab/><text:tab/>determine randomization</text:p>
      <text:p text:style-name="P6"><text:tab/>(P/R) <text:span text:style-name="T1">Constant Density</text:span> - Whether to increase density as factor of field-size</text:p>
      <text:p text:style-name="P6"><text:tab/>(P/R) <text:span text:style-name="T1">Density</text:span> - Slider - Determines the density or vert-count of the field</text:p>
      <text:p text:style-name="P6"><text:tab/>(R) <text:span text:style-name="T1">Bias</text:span> - Slider - Determines a secondary distribution effect that lerps the <text:tab/><text:tab/>vertex position with the field-center. Is bi-directional, can also push. The <text:tab/>negative value range determines push-distance, and unlike positive, scales <text:tab/>beyond -1.0f. This provides the maximum distance as a % multiplier of the <text:tab/>distance from the shape center.</text:p>
      <text:p text:style-name="P6"><text:tab/>(P/R) <text:span text:style-name="T1">Random Pressure</text:span> - Checkbox / Min/Max Slider - Range of random pressure</text:p>
      <text:p text:style-name="P6"><text:tab/>(P/R) <text:span text:style-name="T1">Random Tilt</text:span> - Checkbox / Min/Max Slider - Range of random tilt</text:p>
      <text:p text:style-name="P6"><text:tab/>(P/R) <text:span text:style-name="T1">Random Rotation</text:span> - Checkbox - Sets whether the direction of each vertex <text:tab/>should be randomized. This would compound with settings on 'Image' that also <text:tab/>randomize direction of the rendered brush-tips.</text:p>
      <text:p text:style-name="P6"><text:tab/>(P/R) <text:span text:style-name="T1">Connect Vertices</text:span> - Checkbox - Flags whether vertices should be connected.</text:p>
      <text:p text:style-name="P6"><text:tab/><text:tab/><text:span text:style-name="T1">Connection Strength</text:span> - Slider - Value by which to mask connection by distance <text:tab/><text:tab/>between two vertices. Uses a percent value of the bounding-box diagonal.</text:p>
      <text:p text:style-name="P6"><text:tab/><text:tab/><text:span text:style-name="T1">Max Connection Length</text:span> - Number - Interval of connected Vertices. Setting to <text:tab/><text:tab/><text:tab/>'3' for instance would connect 3 Vertices, and then begin a new connection.</text:p>
      <text:p text:style-name="P6"><text:tab/><text:tab/><text:span text:style-name="T1">Mininum Connection Length</text:span> - Number - Minimum connection length. When Max/Min <text:tab/><text:tab/>are both in use, this will randomize the length between those values, <text:tab/><text:tab/><text:tab/><text:tab/>producing a variety of polygon shapes.</text:p>
      <text:p text:style-name="P6"><text:tab/><text:tab/><text:span text:style-name="T1">Connect Ends</text:span> - Checkbox - Sets whether to also connect the start-to-end of <text:tab/><text:tab/><text:tab/>the sub-connections. In the '3 Vertices' chain example, this would cause Vert <text:tab/><text:tab/>3 to also connect to Vert 1. This would produce the appearance of closed <text:tab/><text:tab/><text:tab/>forms, but does not explicitly allow pairing to 'Fill'-type Output Methods.</text:p>
      <text:p text:style-name="P6"><text:tab/><text:tab/><text:span text:style-name="T1">Connection Ordering</text:span> - Dropdown - Selection of 'Use Given Order', 'Shuffle <text:tab/><text:tab/><text:tab/>Order'. This would either leave the order as is, which may be desireable for <text:tab/><text:tab/>Pattern, but also allow the vert-array to be shuffled, which could produce <text:tab/><text:tab/><text:tab/>interesting effects for Pattern as well.</text:p>
      <text:p text:style-name="P6"><text:tab/><text:tab/></text:p>
      <text:p text:style-name="P6"><text:tab/>(P/R) <text:span text:style-name="T1">Secondary Scattering</text:span> - Slider X/Y - An additional secondary random offset <text:tab/>of the vertex's final resting position. Applies to either Pattern or Random</text:p>
      <text:p text:style-name="P6"/>
      <text:p text:style-name="P6"><text:span text:style-name="T1">Vortex</text:span> - Settings used to control radial scattering and patterns for input methods</text:p>
      <text:p text:style-name="P6"><text:tab/><text:span text:style-name="T1">Rings</text:span> - Slider - Number of rings around the origin</text:p>
      <text:p text:style-name="P6"><text:tab/><text:span text:style-name="T1">Radius</text:span> - Slider - Maximum Radius before scattering of the outermost ring</text:p>
      <text:p text:style-name="P6"><text:tab/><text:span text:style-name="T1">Ring Density</text:span> - Slider - Number of vertices to place around each ring, by default <text:tab/>the angle of the vertex around the origin is equal to 360 / density</text:p>
      <text:p text:style-name="P6"><text:tab/><text:span text:style-name="T1">Ring Spacing</text:span> - Dropdown / Gradient Editor - Choose the mode (Auto vs Custom)</text:p>
      <text:p text:style-name="P6"><text:tab/><text:tab/>Gradient Editor - Set the spacing as % values for each ring, and also set the <text:tab/><text:tab/>opacity and flow for each ring.</text:p>
      <text:p text:style-name="P6"><text:tab/><text:span text:style-name="T1">Ring Rotation Offset</text:span> - Slider - A rotation to apply to each ring as a whole <text:tab/>around the origin point.</text:p>
      <text:p text:style-name="P6"><text:tab/><text:span text:style-name="T1">Ring Rotation Random</text:span> - Slider - A random factor to apply to the offset as a <text:tab/>maximum possible value.</text:p>
      <text:p text:style-name="P6"><text:tab/><text:span text:style-name="T1">Scattering Mode</text:span> - Dropdown - Choose Circular (C) or Linear (L)</text:p>
      <text:p text:style-name="P6"><text:tab/><text:tab/>(C) <text:span text:style-name="T1">Angle Variance </text:span>- Control / Noise - Random angle noise per vertex</text:p>
      <text:p text:style-name="P6"><text:tab/><text:tab/>(C) <text:span text:style-name="T1">Radius Variance</text:span> - Control / Noise - Random radius noise per vertex</text:p>
      <text:p text:style-name="P6"><text:tab/><text:tab/>(L) <text:span text:style-name="T1">X/Y Variance</text:span> - Control / Noise - Random offset in X/Y direction for the <text:tab/><text:tab/><text:tab/>Vertex position. The offset is applied along the axis determined from origin <text:tab/><text:tab/>to vertex.</text:p>
      <text:p text:style-name="P6"><text:tab/><text:span text:style-name="T1">Connection Ordering</text:span> - Dropdown - Selection of 'No Connection', 'Use Default', <text:tab/>'Rings', 'Lines', 'Random Connection', 'Rings and Lines'. These describe the <text:soft-page-break/><text:tab/>ordering that is done by vertex placement around the spline locations, and <text:tab/>markers for when to connect/disconnect between vertices. Default connects around <text:tab/>each ring, and then a line between the last vertex in that ring and the first <text:tab/>vertex in the next ring, and does not close any rings. Rings connects each ring <text:tab/>as a closed form. Lines connects each vertex along the spoke for the angle. <text:tab/>Rings and Lines does both. Random Connection will do a normal ordering and then <text:tab/>completely shuffle the array.</text:p>
      <text:p text:style-name="P6"/>
      <text:p text:style-name="P6"><text:span text:style-name="T1">Fan</text:span> - Settings used to control the Fan input method. The Fan input mode connects vertices back to the input origin as drawing occurs. The secondary 'Anchor Spacing' setting from the Continuous Control input scheme allows for spacing between the fan blades.</text:p>
      <text:p text:style-name="P6"><text:tab/>Wait Time - Slider - A number of anchors, seconds to wait, or distance before beginning to place points in the fan.</text:p>
      <text:p text:style-name="P6"><text:tab/><text:tab/>Wait Amount - Number - Set the number value for the desired wait type</text:p>
      <text:p text:style-name="P6"><text:tab/>Subdivision Count - Slider - An integer by which to subdivide the line from <text:tab/>current cursor position to the input origin.</text:p>
      <text:p text:style-name="P6"><text:tab/><text:span text:style-name="T1">Scattering Mode</text:span> - Dropdown - Choose Circular (C) or Linear (L)</text:p>
      <text:p text:style-name="P6"><text:tab/><text:tab/>(C) <text:span text:style-name="T1">Angle Variance </text:span>- Control / Noise - Random angle noise per vertex</text:p>
      <text:p text:style-name="P6"><text:tab/><text:tab/>(C) <text:span text:style-name="T1">Radius Variance</text:span> - Control / Noise - Random radius noise per vertex</text:p>
      <text:p text:style-name="P6"><text:tab/><text:tab/>(L) <text:span text:style-name="T1">X/Y Variance</text:span> - Control / Noise - Random offset in X/Y direction for the <text:tab/><text:tab/><text:tab/>Vertex position. The offset is applied along the axis determined from origin <text:tab/><text:tab/>to vertex.</text:p>
      <text:p text:style-name="P6"><text:tab/><text:span text:style-name="T1">Connection Ordering</text:span> - Dropdown - Selection of 'No Connection', 'Use Default', <text:tab/>'As Triangles', 'Fan Points', 'Triangles and Subdivision', 'Fan and <text:tab/>Subdivision'.</text:p>
      <text:p text:style-name="P6"><text:tab/></text:p>
      <text:p text:style-name="P6"/>
      <text:p text:style-name="P6"><text:span text:style-name="T1">Rake</text:span> - Settings used to control the input controls for the Rake method. Previously conceptualized as Rake &amp; Tractor. 'Tractor' is now more simply rake but in circular mode combined with lag-based input drag-smoothing</text:p>
      <text:p text:style-name="P6"><text:tab/><text:span text:style-name="T1">Points</text:span> - Slider - Number of vertices to place on each half of the rake between <text:tab/>the end points. The default value is 1</text:p>
      <text:p text:style-name="P6"><text:tab/><text:span text:style-name="T1">Size</text:span> - Slider - The total size of the rake.</text:p>
      <text:p text:style-name="P6"><text:tab/><text:span text:style-name="T1">Points Spacing</text:span> - Dropdown / Gradient Editor - Choose the mode (Auto vs Custom)</text:p>
      <text:p text:style-name="P6"><text:tab/><text:tab/>Gradient Editor - Set the spacing as a % value for each point, which is <text:tab/><text:tab/><text:tab/>mirrored on each side of the rake</text:p>
      <text:p text:style-name="P6"><text:tab/><text:span text:style-name="T1">Shape/Scattering Mode</text:span> - Dropdown - Select either 'Linear' or 'Circular'</text:p>
      <text:p text:style-name="P6"><text:tab/><text:tab/>(C) <text:span text:style-name="T1">Max Angle</text:span> - Slider - Sets the 'cone' or angle min-max that the points <text:tab/><text:tab/><text:tab/>will sit on along the circle as radius equal to 'Size'</text:p>
      <text:p text:style-name="P6"><text:tab/><text:tab/>(C) <text:span text:style-name="T1">Angle Variance </text:span>- Control / Noise - Random angle noise per vertex</text:p>
      <text:p text:style-name="P6"><text:tab/><text:tab/>(C) <text:span text:style-name="T1">Radius Variance</text:span> - Control / Noise - Random radius noise per vertex</text:p>
      <text:p text:style-name="P6"><text:tab/><text:tab/>(L) <text:span text:style-name="T1">X/Y Variance</text:span> - Control / Noise - Random offset in X/Y direction for the <text:tab/><text:tab/><text:tab/>Vertex position. The offset is applied along the axis determined from origin <text:tab/><text:tab/>to vertex.</text:p>
      <text:p text:style-name="P6"><text:tab/><text:span text:style-name="T1">Connection Ordering</text:span> - Dropdown - Selection of 'No Connection', 'Use Given', <text:tab/>'Along Axis' or 'Along Points'. Connection along the axis results in <text:tab/>connecting each 'rake' from first to last vertex from the bottom up. Connection <text:tab/>by points enforces uses math with an offset to link vertices to the previous <text:tab/>'rake' in the stroke. Not certain as to how this will be implemented.</text:p>
      <text:p text:style-name="P6"><text:tab/></text:p>
      <text:p text:style-name="P6"/>
      <text:p text:style-name="P6"><text:span text:style-name="T1">Mesh Draw</text:span> - To be determined</text:p>
      <text:p text:style-name="P6"/>
      <text:p text:style-name="P6"><text:span text:style-name="T1">Filter</text:span> - Output To be determined</text:p>
      <text:p text:style-name="P6"/>
      <text:p text:style-name="P6"><text:span text:style-name="T1">Shader</text:span> - Output To be determined</text:p>
      <text:p text:style-name="P6"/>
      <text:p text:style-name="P3"><text:span text:style-name="T1">Polygon</text:span> - Settings for shape-based inputs, the 3D counterpart is 'Mesh'.</text:p>
      <text:p text:style-name="P3"><text:soft-page-break/><text:tab/>Shape Type - Dropdown/Number Input - Set the number of vertices.</text:p>
      <text:p text:style-name="P3"><text:tab/><text:tab/>Angle - Angle Input - Set the starting angle for the shape about the bounding <text:tab/><text:tab/>box center.</text:p>
      <text:p text:style-name="P3"><text:tab/><text:tab/>Subdivision - Various - Options for subdivision of each 'line' that composes <text:tab/><text:tab/>a side of the shape. Could have this paired with % values such that multiple <text:tab/><text:tab/>segments of different lengths could be set.</text:p>
      <text:p text:style-name="P3"><text:tab/>Constrain Ratio/Angle Key - Dropdown - Set the key to constrain to 1:1 ratio</text:p>
      <text:p text:style-name="P3"><text:tab/><text:tab/>Angle Increment - Number Field - Set the increment-step for angle-snapping</text:p>
      <text:p text:style-name="P3"><text:tab/>Custom Ratio Key - Dropdown - Set the key to constrain to custom ratio</text:p>
      <text:p text:style-name="P3"><text:tab/><text:tab/>X / Y Values - Text Entry - Set the custom ratio</text:p>
      <text:p text:style-name="P3"><text:tab/>Move Origin Mode Key - Dropdown - Set the key to enter origin move mode</text:p>
      <text:p text:style-name="P3"><text:tab/>Rotate Mode Key - Dropdown - Set the key to enter rotation mode</text:p>
      <text:p text:style-name="P3"><text:tab/>Size About Origin Mode Key - Dropwdown - Set the key to enter origin mode</text:p>
      <text:p text:style-name="P6"><text:tab/>Pressure Mapping - Checkbox - An option which enables the stylus input to set <text:tab/>the pressure at each vertex. This works by 'selecting by weight' the vertices <text:tab/>close to the pen. The further, until past threshold, away from a vertex the <text:tab/>cursor is, the lower the 'weighting' it has. The closer the stylus is, the more <text:tab/>rapidly the stylus will update the vertices towards it's current pressure.</text:p>
      <text:p text:style-name="P6"><text:tab/><text:tab/>Strength - Number Field - The 0-1.0 value for how rapidly the stylus updates</text:p>
      <text:p text:style-name="P6"><text:tab/><text:tab/>Max Distance - Number / Dropdown (or a % vs px text input) - The distance,</text:p>
      <text:p text:style-name="P6"><text:tab/><text:tab/>in releative or absolute terms, from a vertex the stylus may be before it can <text:tab/><text:tab/>no longer select a vertex.</text:p>
      <text:p text:style-name="P6"/>
      <text:p text:style-name="P6"><text:span text:style-name="T1">Poly-Line</text:span> - Settings for the poly-line input mode.</text:p>
      <text:p text:style-name="P6"><text:tab/><text:span text:style-name="T1">Max Miter Length</text:span> - Slider - Number value for how far to allow the line-miter to <text:tab/>travel before clamping and creating a flat or beveled corner</text:p>
      <text:p text:style-name="P6"><text:tab/><text:span text:style-name="T1">Beveling Type</text:span> - Dropdown - Choose 'Polygon' or 'Curves'. Swaps between <text:tab/>segmenting and applying curves to miter bevels.</text:p>
      <text:p text:style-name="P6"><text:tab/><text:span text:style-name="T1">Segment Count</text:span> - Slider - Number of vertices to create between the line corner.</text:p>
      <text:p text:style-name="P6"><text:tab/><text:span text:style-name="T1">Constant Segment Count</text:span> - Checkbox - Select whether to treat the segment-count as <text:tab/>a uniform density or as a consistant count on each side.</text:p>
      <text:p text:style-name="P6"><text:tab/><text:span text:style-name="T1">End/Start Cap Type</text:span> - Dropdown - Choose 'None', 'Poly-Circle', 'Curve-Circle', <text:tab/>'Point', <text:tab/>or 'Custom Shape'. A different option can be used for start and end.</text:p>
      <text:p text:style-name="P6"><text:tab/><text:span text:style-name="T1">End Cap Scale</text:span> - Slider - Set the length of end-cap beyond the line-end / line-<text:tab/>start. Different values can be set for end and start.</text:p>
      <text:p text:style-name="P6"/>
      <text:p text:style-name="P7">Pan Camera</text:p>
      <text:p text:style-name="P6"><text:tab/>Pan Speed - Slider</text:p>
      <text:p text:style-name="P6"><text:tab/><text:tab/>Link X/Y Speed - Checkbox</text:p>
      <text:p text:style-name="P6"><text:tab/><text:tab/><text:tab/>Pan X Speed - Slider</text:p>
      <text:p text:style-name="P6"><text:tab/><text:tab/><text:tab/>Pan Y Speed - Slider</text:p>
      <text:p text:style-name="P6"><text:tab/>Adjust by Zoom - Checkbox</text:p>
      <text:p text:style-name="P6"><text:tab/>Enable Flick Panning</text:p>
      <text:p text:style-name="P6"><text:tab/>Relative Pan Limit - Slider - A percent value by which to prevent panning too <text:tab/>far away from the canvas. A 'Zoom Extents' button will also be available in case <text:tab/>the user gets lost.</text:p>
      <text:p text:style-name="P6"/>
      <text:p text:style-name="P7">Zoom Camera</text:p>
      <text:p text:style-name="P6"><text:tab/>Animated Zoom - Checkbox</text:p>
      <text:p text:style-name="P6"><text:tab/>Zoom Speed - Slider</text:p>
      <text:p text:style-name="P6"><text:tab/>Zoom to Target - Checkbox</text:p>
      <text:p text:style-name="P6"><text:tab/>Min/Max Zoom Amount</text:p>
      <text:p text:style-name="P6"><text:tab/>Zoom Increment/Target Numbers</text:p>
      <text:p text:style-name="P6"/>
      <text:p text:style-name="P7">Rotate Camera</text:p>
      <text:p text:style-name="P6"><text:tab/>Animated Rotation - Checkbox</text:p>
      <text:p text:style-name="P6"><text:tab/>Rotation Speed - Slider</text:p>
      <text:p text:style-name="P6"><text:tab/>Rotate About - Checkboxes - Screen Center / Click Location</text:p>
      <text:p text:style-name="P6"><text:tab/>Rotate Increment/Target Numbers</text:p>
      <text:p text:style-name="P6"><text:soft-page-break/></text:p>
      <text:p text:style-name="P6"><text:span text:style-name="T1">Sampler</text:span> - The Color Picker exclusive settings</text:p>
      <text:p text:style-name="P6"><text:tab/>Sample Shape - Dropdown - Image / Shape / Circle / Point</text:p>
      <text:p text:style-name="P6"><text:tab/>FG Color Control/Noise</text:p>
      <text:p text:style-name="P6"><text:tab/><text:tab/>Hue/Saturation/Value Control/Noise</text:p>
      <text:p text:style-name="P6"><text:tab/>Copy to BG Color - Checkbox - Determines whether to also update the BG color</text:p>
      <text:p text:style-name="P6"><text:tab/><text:tab/>BG Color Control/Noise</text:p>
      <text:p text:style-name="P6"><text:tab/><text:tab/><text:tab/>Hue/Saturation/Value Control/Noise</text:p>
      <text:p text:style-name="P6"><text:tab/>Block Notification Callback? - Checkbox</text:p>
      <text:p text:style-name="P6"><text:tab/>Palette Constraints - Value/Hue/Saturation Ranges, or a graphical display system</text:p>
      <text:p text:style-name="P6"><text:tab/></text:p>
      <text:p text:style-name="P2"/>
      <text:p text:style-name="P1">About/Statement</text:p>
      <text:p text:style-name="P2"/>
      <text:p text:style-name="P1">Code Samples/Ideas</text:p>
      <text:p text:style-name="P2"/>
      <text:p text:style-name="P2">Standard object library</text:p>
      <text:p text:style-name="P2"/>
      <text:p text:style-name="P2"><text:tab/>app</text:p>
      <text:p text:style-name="P4">canvas</text:p>
      <text:p text:style-name="P4"><text:s text:c="2"/>layers</text:p>
      <text:p text:style-name="P4"><text:s text:c="2"/>groups</text:p>
      <text:p text:style-name="P4"><text:s text:c="2"/>data</text:p>
      <text:p text:style-name="P4"><text:s text:c="4"/>fragment</text:p>
      <text:p text:style-name="P4"><text:s text:c="6"/>shape</text:p>
      <text:p text:style-name="P4"><text:s text:c="6"/>stroke</text:p>
      <text:p text:style-name="P4"><text:s text:c="8"/>anchors</text:p>
      <text:p text:style-name="P4"><text:s text:c="10"/>shards</text:p>
      <text:p text:style-name="P4"><text:s text:c="6"/>fill</text:p>
      <text:p text:style-name="P4"><text:s text:c="6"/>gradient</text:p>
      <text:p text:style-name="P4">channel</text:p>
      <text:p text:style-name="P4"><text:s text:c="2"/>combined</text:p>
      <text:p text:style-name="P4"><text:s text:c="2"/>red</text:p>
      <text:p text:style-name="P4"><text:s text:c="2"/>green</text:p>
      <text:p text:style-name="P4"><text:s text:c="2"/>blue</text:p>
      <text:p text:style-name="P4"><text:s text:c="2"/>alpha</text:p>
      <text:p text:style-name="P4"><text:tab/><text:tab/></text:p>
      <text:p text:style-name="P4">ui</text:p>
      <text:p text:style-name="P4"><text:s text:c="2"/>widgets</text:p>
      <text:p text:style-name="P4"><text:s text:c="2"/>main</text:p>
      <text:p text:style-name="P4"/>
      <text:p text:style-name="P4">ops (operations)</text:p>
      <text:p text:style-name="P4"><text:s text:c="2"/>layers</text:p>
      <text:p text:style-name="P4"><text:s text:c="4"/>new</text:p>
      <text:p text:style-name="P4"><text:s text:c="6"/>layer()</text:p>
      <text:p text:style-name="P4"><text:s text:c="6"/>group()</text:p>
      <text:p text:style-name="P4"><text:s text:c="2"/>edit</text:p>
      <text:p text:style-name="P4"><text:s text:c="4"/>blur()</text:p>
      <text:p text:style-name="P4"><text:s text:c="4"/>hsv()</text:p>
      <text:p text:style-name="P4"><text:s text:c="4"/>sharpen()</text:p>
      <text:p text:style-name="P2"/>
      <text:p text:style-name="P1">3D Drawing</text:p>
      <text:p text:style-name="P3"/>
      <text:p text:style-name="P3">After describing the Perspective Shape input method, it's occured to me that creating a 3D drawing canvas may be easier than initially thought. Consider the following:</text:p>
      <text:p text:style-name="P3"/>
      <text:p text:style-name="P3"><text:tab/>-As is, anchors, or vertex points, are already conceptualized as such. An <text:tab/>'AnchorPoint' is a wrapped X/Y/Z component with additional information about <text:soft-page-break/><text:tab/>stylus input and curve equations.</text:p>
      <text:p text:style-name="P3"><text:tab/>-Resulting output methods already are transformed/controlled by 3D concepts like <text:tab/>rotation and scale, but the vertex points are constrained to the 2D Z-Axis <text:tab/>plane.</text:p>
      <text:p text:style-name="P3"><text:tab/>-When an output method render's itself from vertex points, it will (once <text:tab/>optimized) produce a world-space quad with that texture mapped to it.</text:p>
      <text:p text:style-name="P3"><text:tab/>-All layer/canvas optimizations also produce world-space textures.</text:p>
      <text:p text:style-name="P3"/>
      <text:p text:style-name="P3">From these, it follows that shifting the drawing mode from 2D to 3D may be as simple as changing the camera to a perspective camera with orbit rotation, and adding a few additional mathematics tools to help snap or auto-detect what 3D plane to draw on. However, nothing about the tool engine, or rendering methods, needs to necessarily change a great deal. GL_DEPTH would need to be enabled, and perhaps a few other openGL rendering settings, but nothing about this drawing system prohibits 3D drawing on it's 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9-02T22:15:13.86</dc:date>
    <meta:generator>OpenOffice/4.1.7$Win32 OpenOffice.org_project/417m1$Build-9800</meta:generator>
    <meta:editing-duration>P7DT18H39M15S</meta:editing-duration>
    <meta:editing-cycles>129</meta:editing-cycles>
    <meta:document-statistic meta:table-count="0" meta:image-count="0" meta:object-count="0" meta:page-count="20" meta:paragraph-count="362" meta:word-count="10657" meta:character-count="65840"/>
  </office:meta>
</office:document-meta>
</file>